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
    <style:style style:name="P2" style:family="paragraph" style:parent-style-name="Standard" style:list-style-name="">
      <style:paragraph-properties fo:keep-together="always" fo:keep-with-next="always"/>
    </style:style>
    <style:style style:name="P3" style:family="paragraph" style:parent-style-name="Heading_20_2" style:master-page-name="">
      <style:paragraph-properties fo:keep-together="always" style:page-number="auto" fo:keep-with-next="always"/>
    </style:style>
    <style:style style:name="T1"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Mustervorlagen Testdokumente (orientiert an IEEE 829)</text:h>
      <text:p text:style-name="P1">Die Referenzmodelle SPICE und CMMI schreiben eine Dokumentation schon für niedrige Reifegrade vor. Eine gute und ausreichende Dokumentation ist vor allem für die Tester wichtig.</text:p>
      <text:p text:style-name="P1"/>
      <text:p text:style-name="P1">Folgende Muster (orientieren sich an IEEE 829) können als Grundlage bei der Erstellung einer Testdokumentation dienen. Einige Kapitel können aber auch in anderen Dokumenten behandelt und einfach nur referenziert werden oder auch gegebenenfalls ganz weggelassen werden.</text:p>
      <text:p text:style-name="P1"/>
      <text:h text:style-name="Heading_20_2" text:outline-level="2">Testdokumente</text:h>
      <text:p text:style-name="P1"/>
      <text:h text:style-name="Heading_20_3" text:outline-level="3">Testplan (Planungsdokument)</text:h>
      <text:p text:style-name="P1"><text:s text:c="2"/>* Testplan ID</text:p>
      <text:p text:style-name="P1"><text:s text:c="2"/>* Einführung</text:p>
      <text:p text:style-name="P1"><text:s text:c="2"/>* Zu testende Komponenten</text:p>
      <text:p text:style-name="P1"><text:s text:c="2"/>* Zu testende Funktione/Merkmale</text:p>
      <text:p text:style-name="P1"><text:s text:c="2"/>* Nicht zu testende Funktionen/Merkmale</text:p>
      <text:p text:style-name="P1"><text:s text:c="2"/>* Teststrategie</text:p>
      <text:p text:style-name="P1"><text:s text:c="2"/>* Testendekriterien</text:p>
      <text:p text:style-name="P1"><text:s text:c="2"/>* Abbruchkriterien und Wiederaufnahmebedingungen</text:p>
      <text:p text:style-name="P1"><text:s text:c="2"/>* zu liefernde Produkte und Dokumente</text:p>
      <text:p text:style-name="P1"><text:s text:c="2"/>* Testtätigkeiten</text:p>
      <text:p text:style-name="P1"><text:s text:c="2"/>* Testumgebung</text:p>
      <text:p text:style-name="P1"><text:s text:c="2"/>* Zuständigkeiten</text:p>
      <text:p text:style-name="P1"><text:s text:c="2"/>* Personal und Schulungsmaßnahmen</text:p>
      <text:p text:style-name="P1"><text:s text:c="2"/>* Zeitplan</text:p>
      <text:p text:style-name="P1"><text:s text:c="2"/>* Risiken und Risikomanagement</text:p>
      <text:p text:style-name="P1"><text:s text:c="2"/>* Genehmigungen</text:p>
      <text:p text:style-name="P1"/>
      <text:h text:style-name="Heading_20_3" text:outline-level="3">Testdesign Spezifikation (Testanleitung für eine Komponente)</text:h>
      <text:p text:style-name="P1"><text:s text:c="2"/>* Testspezifikation ID</text:p>
      <text:p text:style-name="P1"><text:s text:c="2"/>* Testziel</text:p>
      <text:p text:style-name="P1"><text:s text:c="2"/>* Zu testende Funktionen</text:p>
      <text:p text:style-name="P1"><text:s text:c="2"/>* Testverfahren</text:p>
      <text:p text:style-name="P1"><text:s text:c="2"/>* Testskripte und Testfälle</text:p>
      <text:p text:style-name="P1"><text:s text:c="2"/>* Pass / Fail Kriterien</text:p>
      <text:p text:style-name="P1"/>
      <text:h text:style-name="Heading_20_3" text:outline-level="3">Testfall (Testdurchführung)</text:h>
      <text:p text:style-name="P1"><text:s text:c="2"/>* Testfall ID</text:p>
      <text:p text:style-name="P1"><text:s text:c="2"/>* Zu testende Funktionen</text:p>
      <text:p text:style-name="P1"><text:s text:c="2"/>* Einzelschritte</text:p>
      <text:p text:style-name="P1"><text:s text:c="5"/>- Eingaben</text:p>
      <text:p text:style-name="P1"><text:s text:c="5"/>- Ausgaben</text:p>
      <text:p text:style-name="P1"><text:s text:c="2"/>* Umgebung</text:p>
      <text:p text:style-name="P1"><text:s text:c="2"/>* Besonderheiten</text:p>
      <text:p text:style-name="P1"><text:s text:c="2"/>* Abhängigkeiten</text:p>
      <text:p text:style-name="P1"/>
      <text:h text:style-name="P3" text:outline-level="2"><text:soft-page-break/>Testberichte</text:h>
      <text:p text:style-name="P2"/>
      <text:h text:style-name="Heading_20_3" text:outline-level="3">Testlog</text:h>
      <text:p text:style-name="P1"><text:s text:c="2"/>* Testlog ID</text:p>
      <text:p text:style-name="P1"><text:s text:c="2"/>* Log</text:p>
      <text:p text:style-name="P1"><text:s text:c="4"/>- Vorbereitung</text:p>
      <text:p text:style-name="P1"><text:s text:c="4"/>- Start</text:p>
      <text:p text:style-name="P1"><text:s text:c="4"/>- Ausführung</text:p>
      <text:p text:style-name="P1"><text:s text:c="4"/>- Beobachtung</text:p>
      <text:p text:style-name="P1"><text:s text:c="4"/>- Abbruch</text:p>
      <text:p text:style-name="P1"><text:s text:c="4"/>- Neustart</text:p>
      <text:p text:style-name="P1"><text:s text:c="4"/>- Stop</text:p>
      <text:p text:style-name="P1"><text:s text:c="4"/>- Aufräumen</text:p>
      <text:p text:style-name="P1"><text:s text:c="4"/>- Unvorhergesehenes</text:p>
      <text:p text:style-name="P1"/>
      <text:h text:style-name="Heading_20_3" text:outline-level="3">Testprotokoll</text:h>
      <text:p text:style-name="P1"><text:s text:c="2"/>* Testprotokoll ID</text:p>
      <text:p text:style-name="P1"><text:s text:c="2"/>* Beschreibung</text:p>
      <text:p text:style-name="P1"><text:s text:c="2"/>* Aufstellung der durchgeführten Testfälle</text:p>
      <text:p text:style-name="P1"><text:s text:c="4"/>- Ausführung</text:p>
      <text:p text:style-name="P1"><text:s text:c="6"/># Testfall ID</text:p>
      <text:p text:style-name="P1"><text:s text:c="6"/># Tester</text:p>
      <text:p text:style-name="P1"><text:s text:c="6"/># Datum, Uhrzeit</text:p>
      <text:p text:style-name="P1"><text:s text:c="6"/># Kurzbeschreibung</text:p>
      <text:p text:style-name="P1"><text:s text:c="4"/>- Ergebnis</text:p>
      <text:p text:style-name="P1"><text:s text:c="4"/>- Testumgebung</text:p>
      <text:p text:style-name="P1"><text:s text:c="4"/>- Unerwartete Ereignisse </text:p>
      <text:p text:style-name="P1"/>
      <text:h text:style-name="Heading_20_3" text:outline-level="3">Problemmeldungen</text:h>
      <text:p text:style-name="P1"><text:s text:c="2"/>* Problem ID</text:p>
      <text:p text:style-name="P1"><text:s text:c="2"/>* Zusammenfassung</text:p>
      <text:p text:style-name="P1"><text:s text:c="2"/>* Beschreibung</text:p>
      <text:p text:style-name="P1"><text:s text:c="4"/>- Tester</text:p>
      <text:p text:style-name="P1"><text:s text:c="4"/>- Datum, Uhrzeit</text:p>
      <text:p text:style-name="P1"><text:s text:c="4"/>- Umgebung</text:p>
      <text:p text:style-name="P1"><text:s text:c="4"/>- Eingaben</text:p>
      <text:p text:style-name="P1"><text:s text:c="4"/>- Erwartete Ergebnisse</text:p>
      <text:p text:style-name="P1"><text:s text:c="4"/>- Tatsächliche Ergebnisse</text:p>
      <text:p text:style-name="P1"><text:s text:c="4"/>- Fehler</text:p>
      <text:p text:style-name="P1"><text:s text:c="4"/>- Vorgehensschritte</text:p>
      <text:p text:style-name="P1"><text:s text:c="4"/>- Widerholungsversuche</text:p>
      <text:p text:style-name="P1"><text:s text:c="2"/>* Auswirkungen</text:p>
      <text:p text:style-name="P1"/>
      <text:h text:style-name="Heading_20_3" text:outline-level="3">Abschlussbericht</text:h>
      <text:p text:style-name="P1"><text:s text:c="2"/>* Abschlussbericht ID</text:p>
      <text:p text:style-name="P1"><text:s text:c="2"/>* Zusammenfassung</text:p>
      <text:p text:style-name="P1"><text:s text:c="2"/>* Abweichungen</text:p>
      <text:p text:style-name="P1"><text:s text:c="2"/>* Umfang</text:p>
      <text:p text:style-name="P1"><text:s text:c="2"/>* Testergebnis</text:p>
      <text:p text:style-name="P1"><text:s text:c="2"/>* Bewertung</text:p>
      <text:p text:style-name="P1"><text:s text:c="2"/>* Aktivitäten</text:p>
      <text:p text:style-name="P1"><text:s text:c="2"/>* Genehmigungen</text:p>
      <text:p text:style-name="P1"/>
      <text:p text:style-name="P1">Quelle: <text:span text:style-name="T1">http://robert.bullinger.over-blog.com/article-mustervorlagen-testdokumente-orientiert-an-ieee-829--42909100.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Stütz</meta:initial-creator>
    <meta:creation-date>2010-06-09T18:57:44</meta:creation-date>
    <dc:date>2010-06-09T19:01:38</dc:date>
    <dc:creator>Thomas Stütz</dc:creator>
    <meta:editing-duration>PT00H03M54S</meta:editing-duration>
    <meta:editing-cycles>2</meta:editing-cycles>
    <meta:generator>OpenOffice.org/3.2$Unix OpenOffice.org_project/320m12$Build-9483</meta:generator>
    <meta:document-statistic meta:table-count="0" meta:image-count="0" meta:object-count="0" meta:page-count="2" meta:paragraph-count="86" meta:word-count="274" meta:character-count="2251"/>
  </office:meta>
</office:document-meta>
</file>